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gmentation of colored retina images to obtain maximum accuracy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tection of abronmalities in blood vessels.</text:p>
              </text:list-item>
              <text:list-item>
                <text:p>Diagnosis of few diseases at early state.</text:p>
              </text:list-item>
              <text:list-item>
                <text:p>e.g., Diabetic retinopathy, Glaucoma, hemorrhage,macular degeneration,stroke,heart alignments,hypertensions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code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uter-aided diagnosis leads to less possibility of errors.</text:p>
              </text:list-item>
              <text:list-item>
                <text:p>Cost-effective imaging and image analysis for wide scale ophthalmic and/or systemic disease detection in a population screening setting</text:p>
              </text:list-item>
              <text:list-item>
                <text:p>minimizing subjectivity and eliminating a painstaking; tedious tas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8:47:34.422883502</meta:creation-date>
    <dc:date>2018-03-06T19:29:29.247399425</dc:date>
    <meta:editing-duration>PT21M42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